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21549476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21546491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21550882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21567062" text:continue-numbering="true" text:style-name="L1">
              <text:list-header>
                <text:p text:style-name="P2">Skriva en funktion som hanterar text..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6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21563699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11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21546461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21568523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21549369" text:continue-numbering="true" text:style-name="L1">
              <text:list-header>
                <text:p text:style-name="P2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21575171" text:continue-numbering="true" text:style-name="L1">
              <text:list-header>
                <text:p text:style-name="P2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21575769" text:continue-numbering="true" text:style-name="L1">
              <text:list-header>
                <text:p text:style-name="P2">Lagt ner tid på att bygga så att man kan trycka på en knapp!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21571112" text:continue-numbering="true" text:style-name="L1">
              <text:list-header>
                <text:p text:style-name="P2">Lade till så att Scrollen inte påverkar knappars position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8H8M11S</meta:editing-duration>
    <meta:editing-cycles>14</meta:editing-cycles>
    <meta:generator>OpenOffice.org/3.4.1$Win32 OpenOffice.org_project/341m1$Build-9593</meta:generator>
    <dc:date>2014-04-29T01:40:37.53</dc:date>
    <meta:document-statistic meta:table-count="1" meta:image-count="0" meta:object-count="0" meta:page-count="1" meta:paragraph-count="56" meta:word-count="188" meta:character-count="1048"/>
    <meta:user-defined meta:name="Info 1"/>
    <meta:user-defined meta:name="Info 2"/>
    <meta:user-defined meta:name="Info 3"/>
    <meta:user-defined meta:name="Info 4"/>
  </office:meta>
</office:document-meta>
</file>